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2">Fonction<text:span text:style-name="T1"> :</text:span></text:p>
      <text:p text:style-name="P3">-Parcours du DOM, parcours descendant, en prgreasemonkey include jquery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1534500736" text:style-name="L1">
        <text:list-item>
          <text:list>
            <text:list-item>
              <text:p text:style-name="P4">parcours chaque nœud du DOM pour savoir si ça sous structure peut former un bloc</text:p>
            </text:list-item>
            <text:list-item>
              <text:p text:style-name="P4">récupère chaque bloc dans un pool et calcule des séparateurs visuelles</text:p>
            </text:list-item>
            <text:list-item>
              <text:p text:style-name="P4">construit une structure hiérarchique des blocs</text:p>
            </text:list-item>
            <text:list-item>
              <text:p text:style-name="P4">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Le poids des séparateurs permets de construire la hiérarchie de bloc. Les séparateurs permettent de définir la relation entre deux bloc, que deux blocs sont en relation. Permet de fusionner les blocs qui semble avoir la même sémantique. </text:p>
      <text:p text:style-name="P3">Les séparateurs sont des lignes verticales et horizontales qui traversent la pool de bloc sans couper un bloc. </text:p>
      <text:p text:style-name="P3">Les séparateurs représentent une relation entre deux blocs. Ils sont un indicateur permettant de savoir si on peut fusionner deux bloc ou non.</text:p>
      <text:p text:style-name="P3"/>
      <text:list xml:id="list2085566319" text:style-name="L2">
        <text:list-item>
          <text:list>
            <text:list-item>
              <text:p text:style-name="P5">Initialise la liste des séparateurs avec un séparateur dont le début commence sur le bord de la pool et se termine de l'autre côté.</text:p>
            </text:list-item>
            <text:list-item>
              <text:p text:style-name="P5">Pour chaque bloc de la pool, on évalue la relation du bloc avec chaque séparateur :</text:p>
              <text:list>
                <text:list-item>
                  <text:list>
                    <text:list-item>
                      <text:p text:style-name="P5">soit le bloc est contenu dans le séparateur → coupe le séparateur = deux nouveaux séparateurs</text:p>
                    </text:list-item>
                    <text:list-item>
                      <text:p text:style-name="P5">Si il ne contient pas le séparateur en entier mais le traverse → met à jours les dimensions, réduit la hauteur pour un séparateur verticales et réduit la largeur pour un séparateur horizontal.</text:p>
                    </text:list-item>
                    <text:list-item>
                      <text:p text:style-name="P5">Si le bloc recouvre le séparateur, il est alors supprimé.</text:p>
                    </text:list-item>
                  </text:list>
                </text:list-item>
              </text:list>
            </text:list-item>
            <text:list-item>
              <text:p text:style-name="P5">Met séquentiellement chaque bloc dans le pool, à chaque tour on coupe les séparateurs calculés. </text:p>
            </text:list-item>
          </text:list>
        </text:list-item>
      </text:list>
      <text:p text:style-name="P3"/>
      <text:p text:style-name="P3">Étape 3 : Construction de la hiérarchie de bloc. De cette étape, on teste la granularité de chaque feuille de la nouvelle structure. Si pas suffisante on ré-applique le processus de segmentation (Étape <text:soft-page-break/>1). Un bloc n'ayant pas un degrés de granularité (par rapport au Doc) suffisant est considéré comme une sous page.</text:p>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4-11T15:34:55</dc:date>
    <dc:creator>Asus </dc:creator>
    <meta:editing-duration>PT12H23M9S</meta:editing-duration>
    <meta:editing-cycles>47</meta:editing-cycles>
    <meta:generator>LibreOffice/3.5$Linux_x86 LibreOffice_project/350m1$Build-2</meta:generator>
    <meta:document-statistic meta:table-count="0" meta:image-count="0" meta:object-count="0" meta:page-count="2" meta:paragraph-count="26" meta:word-count="447" meta:character-count="2651" meta:non-whitespace-character-count="2231"/>
  </office:meta>
</office:document-meta>
</file>